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4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4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color="#000084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000084"/>
    </style:style>
    <style:style style:name="ce7" style:family="table-cell" style:parent-style-name="Default">
      <style:text-properties fo:color="#000084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cro planning du projet</text:p>
          </table:table-cell>
          <table:covered-table-cell table:number-columns-repeated="2" table:style-name="ce4"/>
          <table:table-cell table:style-name="ce1" office:value-type="string" calcext:value-type="string" table:number-columns-spanned="2" table:number-rows-spanned="1">
            <text:p>Macro planning de charge du projet</text:p>
          </table:table-cell>
          <table:covered-table-cell table:style-name="ce7"/>
          <table:table-cell table:style-name="ce1" office:value-type="string" calcext:value-type="string" table:number-columns-spanned="1" table:number-rows-spanned="2">
            <text:p>Budget prévisionnel</text:p>
            <text:p> du projet (en K€)</text:p>
          </table:table-cell>
        </table:table-row>
        <table:table-row table:style-name="ro2">
          <table:table-cell table:style-name="ce2" office:value-type="string" calcext:value-type="string">
            <text:p>Dénomination des phases</text:p>
          </table:table-cell>
          <table:table-cell table:style-name="ce2" office:value-type="string" calcext:value-type="string">
            <text:p>Date de début</text:p>
            <text:p> du projet</text:p>
          </table:table-cell>
          <table:table-cell table:style-name="ce2" office:value-type="string" calcext:value-type="string">
            <text:p>Date de fin </text:p>
            <text:p>De projet</text:p>
          </table:table-cell>
          <table:table-cell table:style-name="ce6" office:value-type="string" calcext:value-type="string">
            <text:p>Ressources internes</text:p>
            <text:p>(en jours * Hommes)</text:p>
          </table:table-cell>
          <table:table-cell table:style-name="ce2" office:value-type="string" calcext:value-type="string">
            <text:p><text:span text:style-name="T1">Ressources externes</text:span></text:p>
            <text:p><text:span text:style-name="T1">(en jours * Hommes)</text:span></text:p>
          </table:table-cell>
          <table:covered-table-cell/>
        </table:table-row>
        <table:table-row table:style-name="ro3">
          <table:table-cell office:value-type="string" calcext:value-type="string">
            <text:p>Phase 1 : Phase préliminaire</text:p>
          </table:table-cell>
          <table:table-cell table:style-name="ce5" office:value-type="date" office:date-value="2023-08-11" calcext:value-type="date">
            <text:p>11/08/2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ase 2 : Zoning / Wirefram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3 : Maquettage / Prototyp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4 : Dev front-end mobi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5 : Adaptation Desktop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6 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7 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8 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9 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10 :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Ensemble du projet (total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4:21:06.726000000</meta:creation-date>
    <dc:date>2023-11-20T16:10:34.415000000</dc:date>
    <meta:editing-duration>PT1H49M27S</meta:editing-duration>
    <meta:editing-cycles>2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